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02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4.177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justify"/>
    </style:style>
    <style:style style:name="ce6" style:family="table-cell" style:parent-style-name="Default">
      <style:table-cell-properties fo:background-color="#cccccc" fo:border="0.74pt solid #000000"/>
    </style:style>
    <style:style style:name="ce1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justify"/>
    </style:style>
    <style:style style:name="ce16" style:family="table-cell" style:parent-style-name="Default">
      <style:table-cell-properties fo:background-color="#cccccc" fo:border="0.74pt solid #000000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 style:vertical-align="justify" loext:vertical-justify="distribut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7"/>
        <table:table-column table:style-name="co4" table:default-cell-style-name="ce15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UserStory</text:p>
          </table:table-cell>
          <table:table-cell table:style-name="ce16" office:value-type="string" calcext:value-type="string">
            <text:p>Приоритет (High/Medium/Low)</text:p>
          </table:table-cell>
          <table:table-cell table:style-name="ce16" office:value-type="string" calcext:value-type="string">
            <text:p>Примечание</text:p>
          </table:table-cell>
        </table:table-row>
        <table:table-row table:style-name="ro2">
          <table:table-cell office:value-type="string" calcext:value-type="string">
            <text:p>US1</text:p>
          </table:table-cell>
          <table:table-cell office:value-type="string" calcext:value-type="string">
            <text:p>Как путешественник, я хочу иметь возможность искать отели по городу и датам, чтобы найти доступные варианты для моей поездки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Основной сценарий поиска отелей</text:p>
          </table:table-cell>
        </table:table-row>
        <table:table-row table:style-name="ro2">
          <table:table-cell office:value-type="string" calcext:value-type="string">
            <text:p>US2</text:p>
          </table:table-cell>
          <table:table-cell office:value-type="string" calcext:value-type="string">
            <text:p>Как путешественник, я хочу видеть видеть список отелей с подробной информацией (фотографии, описание, удобства, рейтинг, отзывы), чтобы сделать осознанный выбор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Важно предоставить достаточно информации для принятия решения.</text:p>
          </table:table-cell>
        </table:table-row>
        <table:table-row table:style-name="ro5">
          <table:table-cell office:value-type="string" calcext:value-type="string">
            <text:p>US3</text:p>
          </table:table-cell>
          <table:table-cell office:value-type="string" calcext:value-type="string">
            <text:p>Как путешественник, я <text:s/>хочу иметь возможность фильтровать и сортировать результаты поиска по цене, рейтингу, удобствам и другим критериям, чтобы быстро найти отель, соответствующий моим предпочтениям.</text:p>
          </table:table-cell>
          <table:table-cell table:style-name="ce18" office:value-type="string" calcext:value-type="string">
            <text:p>High</text:p>
          </table:table-cell>
          <table:table-cell office:value-type="string" calcext:value-type="string">
            <text:p>Удобство использования поиска информации.</text:p>
          </table:table-cell>
        </table:table-row>
        <table:table-row table:style-name="ro2">
          <table:table-cell office:value-type="string" calcext:value-type="string">
            <text:p>US4</text:p>
          </table:table-cell>
          <table:table-cell office:value-type="string" calcext:value-type="string">
            <text:p>Как путешественник, я хочу видеть доступные типы номеров и их цены, чтобы выбрать наиболее подходящий вариант для моего бюджета и потребностей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Выбор номера должен быть простым и понятным.</text:p>
          </table:table-cell>
        </table:table-row>
        <table:table-row table:style-name="ro2">
          <table:table-cell office:value-type="string" calcext:value-type="string">
            <text:p>US5</text:p>
          </table:table-cell>
          <table:table-cell office:value-type="string" calcext:value-type="string">
            <text:p>Как путешественник, я хочу <text:s/>иметь возможность безопасно забронировать номер и оплатить его онлайн, чтобы быть уверенным в своем размещении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Безопасность платежей — ключевой фактор.</text:p>
          </table:table-cell>
        </table:table-row>
        <table:table-row table:style-name="ro2">
          <table:table-cell office:value-type="string" calcext:value-type="string">
            <text:p>US6</text:p>
          </table:table-cell>
          <table:table-cell office:value-type="string" calcext:value-type="string">
            <text:p>Как путешественник, я хочу получить подтверждение бронирования на мою электронную почту, чтобы иметь документальное подтверждение моей брони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Подтверждение бронирования — важный этап.</text:p>
          </table:table-cell>
        </table:table-row>
        <table:table-row table:style-name="ro5">
          <table:table-cell office:value-type="string" calcext:value-type="string">
            <text:p>US7</text:p>
          </table:table-cell>
          <table:table-cell office:value-type="string" calcext:value-type="string">
            <text:p>Как путешественник, я хочу иметь возможность управлять моими бронированиями ( смотреть детали, отменять бронирование при необходимости), чтобы иметь полный контроль над моими планами.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Возможность управления бронированием добавляет удобства.</text:p>
          </table:table-cell>
        </table:table-row>
        <table:table-row table:style-name="ro4">
          <table:table-cell office:value-type="string" calcext:value-type="string">
            <text:p>US8</text:p>
          </table:table-cell>
          <table:table-cell office:value-type="string" calcext:value-type="string">
            <text:p>Как путешественник, я хочу иметь возможность оставлять отзывы об отелях, в которых я останавливался, чтобы помочь другим путешественникам сделать правильный выбор.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Отзывы помогают другим пользователям принимать решения и улучшают качество сервиса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09:34:54.179000000</meta:creation-date>
    <dc:date>2025-09-29T11:28:40.676000000</dc:date>
    <meta:editing-duration>PT1H25M20S</meta:editing-duration>
    <meta:editing-cycles>2</meta:editing-cycles>
    <meta:generator>LibreOffice/7.5.0.3$Windows_X86_64 LibreOffice_project/c21113d003cd3efa8c53188764377a8272d9d6de</meta:generator>
    <meta:document-statistic meta:table-count="1" meta:cell-count="36" meta:object-count="0"/>
  </office:meta>
</office:document-meta>
</file>